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paragraph-rsid="0016237b"/>
    </style:style>
    <style:style style:name="P2" style:family="paragraph" style:parent-style-name="Standard">
      <style:text-properties fo:font-size="16pt" officeooo:rsid="0016237b" officeooo:paragraph-rsid="0016237b"/>
    </style:style>
    <style:style style:name="P3" style:family="paragraph" style:parent-style-name="Standard">
      <style:text-properties fo:font-size="16pt" officeooo:rsid="0016237b" officeooo:paragraph-rsid="0017a429"/>
    </style:style>
    <style:style style:name="P4" style:family="paragraph" style:parent-style-name="Standard">
      <style:text-properties fo:font-size="16pt" officeooo:rsid="0016237b" officeooo:paragraph-rsid="001953ba"/>
    </style:style>
    <style:style style:name="T1" style:family="text">
      <style:text-properties style:font-size-asian="14pt" style:font-size-complex="16pt"/>
    </style:style>
    <style:style style:name="T2" style:family="text">
      <style:text-properties officeooo:rsid="0016237b" style:font-size-asian="14pt" style:font-size-complex="16pt"/>
    </style:style>
    <style:style style:name="T3" style:family="text">
      <style:text-properties officeooo:rsid="0017a429" style:font-size-asian="14pt" style:font-size-complex="16pt"/>
    </style:style>
    <style:style style:name="T4" style:family="text">
      <style:text-properties officeooo:rsid="001953ba" style:font-size-asian="14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.<text:tab/>#include&lt;stdio.h&gt;</text:span></text:p>
      <text:p text:style-name="P1"><text:span text:style-name="T2"><text:tab/>int main()</text:span></text:p>
      <text:p text:style-name="P1"><text:span text:style-name="T2"><text:tab/>{</text:span></text:p>
      <text:p text:style-name="P1"><text:span text:style-name="T2"><text:tab/> <text:s text:c="3"/>int n,i;</text:span></text:p>
      <text:p text:style-name="P1"><text:span text:style-name="T2"><text:tab/> <text:s text:c="3"/>printf("Enter a Number :- ");</text:span></text:p>
      <text:p text:style-name="P1"><text:span text:style-name="T2"><text:tab/> <text:s text:c="3"/>scanf("%d",&amp;n);</text:span></text:p>
      <text:p text:style-name="P1"><text:span text:style-name="T2"><text:tab/> <text:s text:c="3"/>for(i=1;i&lt;=n;i++)</text:span></text:p>
      <text:p text:style-name="P1"><text:span text:style-name="T2"><text:tab/> <text:s text:c="3"/>{</text:span></text:p>
      <text:p text:style-name="P1"><text:span text:style-name="T2"><text:tab/> <text:s text:c="7"/>printf("MySirG \n");</text:span></text:p>
      <text:p text:style-name="P1"><text:span text:style-name="T2"><text:tab/> <text:s text:c="3"/>}</text:span></text:p>
      <text:p text:style-name="P1"><text:span text:style-name="T2"><text:tab/> <text:s text:c="3"/>return 0;</text:span></text:p>
      <text:p text:style-name="P1"><text:span text:style-name="T2"><text:tab/>}</text:span></text:p>
      <text:p text:style-name="P1"><text:span text:style-name="T2"/></text:p>
      <text:p text:style-name="P2"><text:span text:style-name="T1">2.<text:tab/>#include&lt;stdio.h&gt;</text:span></text:p>
      <text:p text:style-name="P2"><text:span text:style-name="T1"><text:tab/>int main()</text:span></text:p>
      <text:p text:style-name="P2"><text:span text:style-name="T1"><text:tab/>{</text:span></text:p>
      <text:p text:style-name="P2"><text:span text:style-name="T1"><text:tab/> <text:s text:c="3"/>int n,i;</text:span></text:p>
      <text:p text:style-name="P2"><text:span text:style-name="T1"><text:tab/> <text:s text:c="3"/>printf("Enter a Number :- ");</text:span></text:p>
      <text:p text:style-name="P2"><text:span text:style-name="T1"><text:tab/> <text:s text:c="3"/>scanf("%d",&amp;n);</text:span></text:p>
      <text:p text:style-name="P2"><text:span text:style-name="T1"><text:tab/> <text:s text:c="3"/>for(i=1;i&lt;=n;i++)</text:span></text:p>
      <text:p text:style-name="P2"><text:span text:style-name="T1"><text:tab/> <text:s text:c="3"/>{</text:span></text:p>
      <text:p text:style-name="P2"><text:span text:style-name="T1"><text:tab/> <text:s text:c="7"/>printf("%d <text:s/>",i);</text:span></text:p>
      <text:p text:style-name="P2"><text:span text:style-name="T1"><text:tab/> <text:s text:c="3"/>}</text:span></text:p>
      <text:p text:style-name="P2"><text:span text:style-name="T1"><text:tab/> <text:s text:c="3"/>printf("\n");</text:span></text:p>
      <text:p text:style-name="P2"><text:span text:style-name="T1"><text:tab/> <text:s text:c="3"/>return 0;</text:span></text:p>
      <text:p text:style-name="P2"><text:span text:style-name="T1"><text:tab/>}</text:span></text:p>
      <text:p text:style-name="P2"><text:span text:style-name="T1">3.<text:tab/>#include&lt;stdio.h&gt;</text:span></text:p>
      <text:p text:style-name="P2"><text:span text:style-name="T1"><text:tab/>int main()</text:span></text:p>
      <text:p text:style-name="P2"><text:span text:style-name="T1"><text:tab/>{</text:span></text:p>
      <text:p text:style-name="P2"><text:span text:style-name="T1"><text:tab/> <text:s text:c="3"/>int n,i;</text:span></text:p>
      <text:p text:style-name="P2"><text:span text:style-name="T1"><text:tab/> <text:s text:c="3"/>printf("Enter a Number :- ");</text:span></text:p>
      <text:p text:style-name="P2"><text:span text:style-name="T1"><text:tab/> <text:s text:c="3"/>scanf("%d",&amp;n);</text:span></text:p>
      <text:p text:style-name="P2"><text:span text:style-name="T1"><text:tab/> <text:s text:c="3"/>for(i=n;i&gt;0;i--)</text:span></text:p>
      <text:p text:style-name="P2"><text:span text:style-name="T1"><text:tab/> <text:s text:c="3"/>{</text:span></text:p>
      <text:p text:style-name="P2"><text:span text:style-name="T1"><text:tab/> <text:s text:c="7"/>printf("%d <text:s/>",i);</text:span></text:p>
      <text:p text:style-name="P2"><text:span text:style-name="T1"><text:tab/> <text:s text:c="3"/>}</text:span></text:p>
      <text:p text:style-name="P2"><text:span text:style-name="T1"><text:tab/> <text:s text:c="3"/>printf("\n");</text:span></text:p>
      <text:p text:style-name="P2"><text:span text:style-name="T1"><text:tab/> <text:s text:c="3"/>return 0;</text:span></text:p>
      <text:p text:style-name="P2"><text:span text:style-name="T1"><text:tab/>}</text:span></text:p>
      <text:p text:style-name="P3"><text:soft-page-break/><text:span text:style-name="T1">4.<text:tab/>#include&lt;stdio.h&gt;</text:span></text:p>
      <text:p text:style-name="P3"><text:span text:style-name="T1"><text:tab/>int main()</text:span></text:p>
      <text:p text:style-name="P3"><text:span text:style-name="T1"><text:tab/>{</text:span></text:p>
      <text:p text:style-name="P3"><text:span text:style-name="T1"><text:tab/> <text:s text:c="3"/>int n,i,no;</text:span></text:p>
      <text:p text:style-name="P3"><text:span text:style-name="T1"><text:tab/> <text:s text:c="3"/>printf("Enter a Number :- ");</text:span></text:p>
      <text:p text:style-name="P3"><text:span text:style-name="T1"><text:tab/> <text:s text:c="3"/>scanf("%d",&amp;n);</text:span></text:p>
      <text:p text:style-name="P3"><text:span text:style-name="T1"><text:tab/> <text:s text:c="3"/>for(i=1,no=1;i&lt;=n;i++,no=no+2)</text:span></text:p>
      <text:p text:style-name="P3"><text:span text:style-name="T1"><text:tab/> <text:s text:c="3"/>{</text:span></text:p>
      <text:p text:style-name="P3"><text:span text:style-name="T1"><text:tab/> <text:s text:c="7"/>printf("%d <text:s/>",no);</text:span></text:p>
      <text:p text:style-name="P3"><text:span text:style-name="T1"><text:tab/> <text:s text:c="3"/>}</text:span></text:p>
      <text:p text:style-name="P3"><text:span text:style-name="T1"><text:tab/> <text:s text:c="3"/>printf("\n");</text:span></text:p>
      <text:p text:style-name="P3"><text:span text:style-name="T1"><text:tab/> <text:s text:c="3"/>return 0;</text:span></text:p>
      <text:p text:style-name="P3"><text:span text:style-name="T1"><text:tab/>}</text:span></text:p>
      <text:p text:style-name="P3"><text:span text:style-name="T3">5.<text:tab/>#include&lt;stdio.h&gt;</text:span></text:p>
      <text:p text:style-name="P3"><text:span text:style-name="T3"><text:tab/>int main()</text:span></text:p>
      <text:p text:style-name="P3"><text:span text:style-name="T3"><text:tab/>{</text:span></text:p>
      <text:p text:style-name="P3"><text:span text:style-name="T3"><text:tab/> <text:s text:c="3"/>int n,i,no;</text:span></text:p>
      <text:p text:style-name="P3"><text:span text:style-name="T3"><text:tab/> <text:s text:c="3"/>printf("Enter a Number :- ");</text:span></text:p>
      <text:p text:style-name="P3"><text:span text:style-name="T3"><text:tab/> <text:s text:c="3"/>scanf("%d",&amp;n);</text:span></text:p>
      <text:p text:style-name="P3"><text:span text:style-name="T3"><text:tab/> <text:s text:c="3"/>for(i=1,no=(n*2)-1;i&lt;=n;i++,no=no-2)</text:span></text:p>
      <text:p text:style-name="P3"><text:span text:style-name="T3"><text:tab/> <text:s text:c="3"/>{</text:span></text:p>
      <text:p text:style-name="P3"><text:span text:style-name="T3"><text:tab/> <text:s text:c="7"/>printf("%d <text:s/>",no);</text:span></text:p>
      <text:p text:style-name="P3"><text:span text:style-name="T3"><text:tab/> <text:s text:c="3"/>}</text:span></text:p>
      <text:p text:style-name="P3"><text:span text:style-name="T3"><text:tab/> <text:s text:c="3"/>printf("\n");</text:span></text:p>
      <text:p text:style-name="P3"><text:span text:style-name="T3"><text:tab/> <text:s text:c="3"/>return 0;</text:span></text:p>
      <text:p text:style-name="P3"><text:span text:style-name="T3"><text:tab/>}</text:span></text:p>
      <text:p text:style-name="P3"><text:span text:style-name="T3">6.<text:tab/>#include&lt;stdio.h&gt;</text:span></text:p>
      <text:p text:style-name="P3"><text:span text:style-name="T3"><text:tab/>int main()</text:span></text:p>
      <text:p text:style-name="P3"><text:span text:style-name="T3"><text:tab/>{</text:span></text:p>
      <text:p text:style-name="P3"><text:span text:style-name="T3"><text:tab/> <text:s text:c="3"/>int n,i,no;</text:span></text:p>
      <text:p text:style-name="P3"><text:span text:style-name="T3"><text:tab/> <text:s text:c="3"/>printf("Enter a Number :- ");</text:span></text:p>
      <text:p text:style-name="P3"><text:span text:style-name="T3"><text:tab/> <text:s text:c="3"/>scanf("%d",&amp;n);</text:span></text:p>
      <text:p text:style-name="P3"><text:span text:style-name="T3"><text:tab/> <text:s text:c="3"/>for(i=1,no=2;i&lt;=n;i++,no=no+2)</text:span></text:p>
      <text:p text:style-name="P3"><text:span text:style-name="T3"><text:tab/> <text:s text:c="3"/>{</text:span></text:p>
      <text:p text:style-name="P3"><text:span text:style-name="T3"><text:tab/> <text:s text:c="7"/>printf("%d <text:s/>",no);</text:span></text:p>
      <text:p text:style-name="P3"><text:span text:style-name="T3"><text:tab/> <text:s text:c="3"/>}</text:span></text:p>
      <text:p text:style-name="P3"><text:span text:style-name="T3"><text:tab/> <text:s text:c="3"/>printf("\n");</text:span></text:p>
      <text:p text:style-name="P3"><text:span text:style-name="T3"><text:tab/> <text:s text:c="3"/>return 0;</text:span></text:p>
      <text:p text:style-name="P3"><text:span text:style-name="T3"><text:tab/>}</text:span></text:p>
      <text:p text:style-name="P3"><text:soft-page-break/><text:span text:style-name="T3">7.<text:tab/>#include&lt;stdio.h&gt;</text:span></text:p>
      <text:p text:style-name="P3"><text:span text:style-name="T3"><text:tab/>int main()</text:span></text:p>
      <text:p text:style-name="P3"><text:span text:style-name="T3"><text:tab/>{</text:span></text:p>
      <text:p text:style-name="P3"><text:span text:style-name="T3"><text:tab/> <text:s text:c="3"/>int n,i,no;</text:span></text:p>
      <text:p text:style-name="P3"><text:span text:style-name="T3"><text:tab/> <text:s text:c="3"/>printf("Enter a Number :- ");</text:span></text:p>
      <text:p text:style-name="P3"><text:span text:style-name="T3"><text:tab/> <text:s text:c="3"/>scanf("%d",&amp;n);</text:span></text:p>
      <text:p text:style-name="P3"><text:span text:style-name="T3"><text:tab/> <text:s text:c="3"/>for(i=1,no=(n*2);i&lt;=n;i++,no=no-2)</text:span></text:p>
      <text:p text:style-name="P3"><text:span text:style-name="T3"><text:tab/> <text:s text:c="3"/>{</text:span></text:p>
      <text:p text:style-name="P3"><text:span text:style-name="T3"><text:tab/> <text:s text:c="7"/>printf("%d <text:s/>",no);</text:span></text:p>
      <text:p text:style-name="P3"><text:span text:style-name="T3"><text:tab/> <text:s text:c="3"/>}</text:span></text:p>
      <text:p text:style-name="P3"><text:span text:style-name="T3"><text:tab/> <text:s text:c="3"/>printf("\n");</text:span></text:p>
      <text:p text:style-name="P3"><text:span text:style-name="T3"><text:tab/> <text:s text:c="3"/>return 0;</text:span></text:p>
      <text:p text:style-name="P4"><text:span text:style-name="T3"><text:tab/>}</text:span></text:p>
      <text:p text:style-name="P4"><text:span text:style-name="T4">8.<text:tab/>#include&lt;stdio.h&gt;</text:span></text:p>
      <text:p text:style-name="P4"><text:span text:style-name="T4"><text:tab/>int main()</text:span></text:p>
      <text:p text:style-name="P4"><text:span text:style-name="T4"><text:tab/>{</text:span></text:p>
      <text:p text:style-name="P4"><text:span text:style-name="T4"><text:tab/> <text:s text:c="3"/>int n,i;</text:span></text:p>
      <text:p text:style-name="P4"><text:span text:style-name="T4"><text:tab/> <text:s text:c="3"/>printf("Enter a Number :- ");</text:span></text:p>
      <text:p text:style-name="P4"><text:span text:style-name="T4"><text:tab/> <text:s text:c="3"/>scanf("%d",&amp;n);</text:span></text:p>
      <text:p text:style-name="P4"><text:span text:style-name="T4"><text:tab/> <text:s text:c="3"/>for(i=1;i&lt;=n;i++)</text:span></text:p>
      <text:p text:style-name="P4"><text:span text:style-name="T4"><text:tab/> <text:s text:c="3"/>{</text:span></text:p>
      <text:p text:style-name="P4"><text:span text:style-name="T4"><text:tab/> <text:s text:c="7"/>printf("%d <text:s/>",i*i);</text:span></text:p>
      <text:p text:style-name="P4"><text:span text:style-name="T4"><text:tab/> <text:s text:c="3"/>}</text:span></text:p>
      <text:p text:style-name="P4"><text:span text:style-name="T4"><text:tab/> <text:s text:c="3"/>printf("\n");</text:span></text:p>
      <text:p text:style-name="P4"><text:span text:style-name="T4"><text:tab/> <text:s text:c="3"/>return 0;</text:span></text:p>
      <text:p text:style-name="P4"><text:span text:style-name="T4"><text:tab/>}</text:span></text:p>
      <text:p text:style-name="P4"><text:span text:style-name="T4">9.<text:tab/>#include&lt;stdio.h&gt;</text:span></text:p>
      <text:p text:style-name="P4"><text:span text:style-name="T4"><text:tab/>int main()</text:span></text:p>
      <text:p text:style-name="P4"><text:span text:style-name="T4"><text:tab/>{</text:span></text:p>
      <text:p text:style-name="P4"><text:span text:style-name="T4"><text:tab/> <text:s text:c="3"/>int n,i;</text:span></text:p>
      <text:p text:style-name="P4"><text:span text:style-name="T4"><text:tab/> <text:s text:c="3"/>printf("Enter a Number :- ");</text:span></text:p>
      <text:p text:style-name="P4"><text:span text:style-name="T4"><text:tab/> <text:s text:c="3"/>scanf("%d",&amp;n);</text:span></text:p>
      <text:p text:style-name="P4"><text:span text:style-name="T4"><text:tab/> <text:s text:c="3"/>for(i=1;i&lt;=n;i++)</text:span></text:p>
      <text:p text:style-name="P4"><text:span text:style-name="T4"><text:tab/> <text:s text:c="3"/>{</text:span></text:p>
      <text:p text:style-name="P4"><text:span text:style-name="T4"><text:tab/> <text:s text:c="7"/>printf("%d <text:s/>",i*i*i);</text:span></text:p>
      <text:p text:style-name="P4"><text:span text:style-name="T4"><text:tab/> <text:s text:c="3"/>}</text:span></text:p>
      <text:p text:style-name="P4"><text:span text:style-name="T4"><text:tab/> <text:s text:c="3"/>printf("\n");</text:span></text:p>
      <text:p text:style-name="P4"><text:span text:style-name="T4"><text:tab/> <text:s text:c="3"/>return 0;</text:span></text:p>
      <text:p text:style-name="P4"><text:span text:style-name="T4"><text:tab/>}</text:span></text:p>
      <text:p text:style-name="P4"><text:soft-page-break/><text:span text:style-name="T4">10.<text:tab/>#include&lt;stdio.h&gt;</text:span></text:p>
      <text:p text:style-name="P4"><text:span text:style-name="T4"><text:tab/>int main()</text:span></text:p>
      <text:p text:style-name="P4"><text:span text:style-name="T4"><text:tab/>{</text:span></text:p>
      <text:p text:style-name="P4"><text:span text:style-name="T4"><text:tab/> <text:s text:c="3"/>int n,i;</text:span></text:p>
      <text:p text:style-name="P4"><text:span text:style-name="T4"><text:tab/> <text:s text:c="3"/>printf("Enter a Number :- ");</text:span></text:p>
      <text:p text:style-name="P4"><text:span text:style-name="T4"><text:tab/> <text:s text:c="3"/>scanf("%d",&amp;n);</text:span></text:p>
      <text:p text:style-name="P4"><text:span text:style-name="T4"><text:tab/> <text:s text:c="3"/>for(i=1;i&lt;=10;i++)</text:span></text:p>
      <text:p text:style-name="P4"><text:span text:style-name="T4"><text:tab/> <text:s text:c="3"/>{</text:span></text:p>
      <text:p text:style-name="P4"><text:span text:style-name="T4"><text:tab/> <text:s text:c="7"/>printf("%d <text:s/>",i*n);</text:span></text:p>
      <text:p text:style-name="P4"><text:span text:style-name="T4"><text:tab/> <text:s text:c="3"/>}</text:span></text:p>
      <text:p text:style-name="P4"><text:span text:style-name="T4"><text:tab/> <text:s text:c="3"/>printf("\n");</text:span></text:p>
      <text:p text:style-name="P4"><text:span text:style-name="T4"><text:tab/> <text:s text:c="3"/>return 0;</text:span></text:p>
      <text:p text:style-name="P4"><text:span text:style-name="T4"><text:tab/>}</text:span></text:p>
      <text:p text:style-name="P4"><text:span text:style-name="T4"/></text:p>
      <text:p text:style-name="P4"><text:span text:style-name="T1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6T21:54:57.595652358</meta:creation-date>
    <dc:date>2022-07-16T22:21:32.145395729</dc:date>
    <meta:editing-duration>PT6M9S</meta:editing-duration>
    <meta:editing-cycles>1</meta:editing-cycles>
    <meta:document-statistic meta:table-count="0" meta:image-count="0" meta:object-count="0" meta:page-count="4" meta:paragraph-count="130" meta:word-count="220" meta:character-count="2013" meta:non-whitespace-character-count="1398"/>
    <meta:generator>LibreOffice/6.4.7.2$Linux_X86_64 LibreOffice_project/40$Build-2</meta:generator>
  </office:meta>
</office:document-meta>
</file>